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fo:min-height="4.421cm" loext:decorative="false"/>
      <style:paragraph-properties style:writing-mode="lr-tb"/>
    </style:style>
    <style:style style:name="pr2" style:family="presentation" style:parent-style-name="Progress-subtitle">
      <style:graphic-properties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_20_1-title">
      <style:graphic-properties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0.101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0.101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Standard_20_2-title">
      <style:graphic-properties fo:min-height="2.65cm" loext:decorative="false"/>
      <style:paragraph-properties style:writing-mode="lr-tb"/>
    </style:style>
    <style:style style:name="pr11" style:family="presentation" style:parent-style-name="Standard_20_2-outline1">
      <style:graphic-properties fo:min-height="0.101cm" loext:decorative="false"/>
      <style:paragraph-properties style:writing-mode="lr-tb"/>
    </style:style>
    <style:style style:name="pr12" style:family="presentation" style:parent-style-name="Standard_20_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cm" svg:height="4.421cm" draw:transform="skewX (1.68482193252384E-017) rotate (0.142244334037538) translate (1.17cm 8.145cm)" presentation:class="title" presentation:user-transformed="true">
          <draw:text-box>
            <text:p>This is the one</text:p>
          </draw:text-box>
        </draw:frame>
        <draw:frame presentation:style-name="pr2" draw:layer="layout" svg:width="24.957cm" svg:height="1.721cm" draw:transform="rotate (0.142244334037538) translate (1.688cm 11.524cm)">
          <draw:text-box>
            <text:p><text:author-name text:fixed="false"> </text:author-name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cm" svg:height="2.65cm" draw:transform="skewX (-2.81036687499827E-017) rotate (0.142244334037538) translate (0.189cm 1.344cm)" presentation:class="title" presentation:placeholder="true" presentation:user-transformed="true">
          <draw:text-box/>
        </draw:frame>
        <draw:frame presentation:style-name="pr5" draw:layer="layout" svg:width="25.2cm" svg:height="9.135cm" svg:x="1.4cm" svg:y="4.209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cm" svg:height="2.65cm" draw:transform="skewX (-2.81036687499827E-017) rotate (0.142244334037538) translate (0.195cm 1.973cm)" presentation:class="title" presentation:placeholder="true" presentation:user-transformed="true">
          <draw:text-box/>
        </draw:frame>
        <draw:frame presentation:style-name="pr8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xml:id="id4" draw:id="id4">
        <office:forms form:automatic-focus="false" form:apply-design-mode="false"/>
        <draw:frame presentation:style-name="pr10" draw:layer="layout" svg:width="25cm" svg:height="2.65cm" draw:transform="skewX (-2.81036687499827E-017) rotate (0.142244334037538) translate (0.192cm 3.845cm)" presentation:class="title" presentation:placeholder="true" presentation:user-transformed="true">
          <draw:text-box/>
        </draw:frame>
        <draw:frame presentation:style-name="pr11" draw:layer="layout" svg:width="24.04cm" svg:height="6.909cm" draw:transform="rotate (0.188495559215388) translate (1.549cm 7.769cm)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SG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3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3:01:54.066312443</meta:creation-date>
    <dc:description>This work is licensed under a Creative Commons 0 License.
It makes use of the works of William Gathoye.</dc:description>
    <meta:generator>LibreOffice/25.8.2.2$Linux_X86_64 LibreOffice_project/d401f2107ccab8f924a8e2df40f573aab7605b6f</meta:generator>
    <dc:title>Progress</dc:title>
    <meta:editing-duration>PT40S</meta:editing-duration>
    <meta:editing-cycles>3</meta:editing-cycles>
    <dc:date>2025-11-04T13:04:39.406253348</dc:date>
    <meta:document-statistic meta:object-count="80"/>
  </office:meta>
</office:document-meta>
</file>